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89a3" officeooo:paragraph-rsid="001489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cute a cpp file with Makefile:</text:p>
      <text:p text:style-name="P1"><text:tab/>- autoreconf -vfi</text:p>
      <text:p text:style-name="P1"><text:tab/>- ./configure</text:p>
      <text:p text:style-name="P1"><text:tab/>- mak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3T12:07:54.851914255</meta:creation-date>
    <dc:date>2023-10-13T12:08:43.863527704</dc:date>
    <meta:editing-duration>PT49S</meta:editing-duration>
    <meta:editing-cycles>1</meta:editing-cycles>
    <meta:document-statistic meta:table-count="0" meta:image-count="0" meta:object-count="0" meta:page-count="1" meta:paragraph-count="4" meta:word-count="13" meta:character-count="72" meta:non-whitespace-character-count="60"/>
    <meta:generator>LibreOffice/6.4.7.2$Linux_X86_64 LibreOffice_project/40$Build-2</meta:generator>
  </office:meta>
</office:document-meta>
</file>